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47cm"/>
    </style:style>
    <style:style style:name="co3" style:family="table-column">
      <style:table-column-properties fo:break-before="auto" style:column-width="2.829cm"/>
    </style:style>
    <style:style style:name="co4" style:family="table-column">
      <style:table-column-properties fo:break-before="auto" style:column-width="2.607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2.581cm"/>
    </style:style>
    <style:style style:name="co7" style:family="table-column">
      <style:table-column-properties fo:break-before="auto" style:column-width="2.801cm"/>
    </style:style>
    <style:style style:name="co8" style:family="table-column">
      <style:table-column-properties fo:break-before="auto" style:column-width="1.58cm"/>
    </style:style>
    <style:style style:name="co9" style:family="table-column">
      <style:table-column-properties fo:break-before="auto" style:column-width="3.662cm"/>
    </style:style>
    <style:style style:name="co10" style:family="table-column">
      <style:table-column-properties fo:break-before="auto" style:column-width="3.773cm"/>
    </style:style>
    <style:style style:name="co11" style:family="table-column">
      <style:table-column-properties fo:break-before="auto" style:column-width="2.108cm"/>
    </style:style>
    <style:style style:name="co12" style:family="table-column">
      <style:table-column-properties fo:break-before="auto" style:column-width="2.746cm"/>
    </style:style>
    <style:style style:name="co13" style:family="table-column">
      <style:table-column-properties fo:break-before="auto" style:column-width="2.858cm"/>
    </style:style>
    <style:style style:name="co14" style:family="table-column">
      <style:table-column-properties fo:break-before="auto" style:column-width="3.551cm"/>
    </style:style>
    <style:style style:name="co15" style:family="table-column">
      <style:table-column-properties fo:break-before="auto" style:column-width="4.577cm"/>
    </style:style>
    <style:style style:name="co16" style:family="table-column">
      <style:table-column-properties fo:break-before="auto" style:column-width="3.579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2.718cm"/>
    </style:style>
    <style:style style:name="co19" style:family="table-column">
      <style:table-column-properties fo:break-before="auto" style:column-width="2.4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 style:data-style-name="N104"/>
    <style:style style:name="ce4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oglio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6" table:default-cell-style-name="ce1"/>
        <table:table-column table:style-name="co5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4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4" table:default-cell-style-name="ce1"/>
        <table:table-column table:style-name="co12" table:default-cell-style-name="ce1"/>
        <table:table-column table:style-name="co1" table:default-cell-style-name="ce1"/>
        <table:table-column table:style-name="co6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6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4" table:default-cell-style-name="ce1"/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1" table:default-cell-style-name="ce1"/>
        <table:table-column table:style-name="co19" table:default-cell-style-name="ce1"/>
        <table:table-column table:style-name="co1" table:default-cell-style-name="ce1"/>
        <table:table-row table:style-name="ro1" table:number-rows-repeated="3">
          <table:table-cell table:number-columns-repeated="55"/>
        </table:table-row>
        <table:table-row table:style-name="ro2">
          <table:table-cell/>
          <table:table-cell table:style-name="ce2" office:value-type="string">
            <text:p>Team</text:p>
          </table:table-cell>
          <table:table-cell office:value-type="string">
            <text:p>Cadets of Space</text:p>
          </table:table-cell>
          <table:table-cell office:value-type="string">
            <text:p>Robostars ||</text:p>
          </table:table-cell>
          <table:table-cell office:value-type="string">
            <text:p>Crab Nebula</text:p>
          </table:table-cell>
          <table:table-cell office:value-type="string">
            <text:p>Force Lightning</text:p>
          </table:table-cell>
          <table:table-cell table:style-name="ce4" office:value-type="string">
            <text:p>Harmonices Mundi</text:p>
          </table:table-cell>
          <table:table-cell office:value-type="string">
            <text:p>AvoTeam</text:p>
          </table:table-cell>
          <table:table-cell office:value-type="string">
            <text:p>Singularity</text:p>
          </table:table-cell>
          <table:table-cell office:value-type="string">
            <text:p>SuperMajo Bros.</text:p>
          </table:table-cell>
          <table:table-cell office:value-type="string">
            <text:p>Flying Narwhals</text:p>
          </table:table-cell>
          <table:table-cell office:value-type="string">
            <text:p>Space Invaders</text:p>
          </table:table-cell>
          <table:table-cell office:value-type="string">
            <text:p>Radiant Backfl1p</text:p>
          </table:table-cell>
          <table:table-cell office:value-type="string">
            <text:p>SpaceEagles</text:p>
          </table:table-cell>
          <table:table-cell office:value-type="string">
            <text:p>Ferrarisusa_ZRC</text:p>
          </table:table-cell>
          <table:table-cell office:value-type="string">
            <text:p>Espana</text:p>
          </table:table-cell>
          <table:table-cell office:value-type="string">
            <text:p>Sunday Programmers</text:p>
          </table:table-cell>
          <table:table-cell office:value-type="string">
            <text:p>Spherehaeds</text:p>
          </table:table-cell>
          <table:table-cell office:value-type="string">
            <text:p>Cassiopeia</text:p>
          </table:table-cell>
          <table:table-cell office:value-type="string">
            <text:p>SuperNOVA</text:p>
          </table:table-cell>
          <table:table-cell office:value-type="string">
            <text:p>One Robotics</text:p>
          </table:table-cell>
          <table:table-cell office:value-type="string">
            <text:p>2468 Team Appreciate</text:p>
          </table:table-cell>
          <table:table-cell office:value-type="string">
            <text:p>gnuforce</text:p>
          </table:table-cell>
          <table:table-cell office:value-type="string">
            <text:p>SteelPeople</text:p>
          </table:table-cell>
          <table:table-cell office:value-type="string">
            <text:p>Noray</text:p>
          </table:table-cell>
          <table:table-cell office:value-type="string">
            <text:p>TrlSS</text:p>
          </table:table-cell>
          <table:table-cell office:value-type="string">
            <text:p>LCA ZeroBotX</text:p>
          </table:table-cell>
          <table:table-cell office:value-type="string">
            <text:p>Big Red Robotic</text:p>
          </table:table-cell>
          <table:table-cell office:value-type="string">
            <text:p>ProjectktAix</text:p>
          </table:table-cell>
          <table:table-cell office:value-type="string">
            <text:p>Kathe in Space</text:p>
          </table:table-cell>
          <table:table-cell office:value-type="string">
            <text:p>Carolina Coders</text:p>
          </table:table-cell>
          <table:table-cell office:value-type="string">
            <text:p>AGHS</text:p>
          </table:table-cell>
          <table:table-cell office:value-type="string">
            <text:p>Zapopan Zero</text:p>
          </table:table-cell>
          <table:table-cell office:value-type="string">
            <text:p>O.L.E</text:p>
          </table:table-cell>
          <table:table-cell office:value-type="string">
            <text:p>ROBOVALL</text:p>
          </table:table-cell>
          <table:table-cell office:value-type="string">
            <text:p>Team AlphaTech</text:p>
          </table:table-cell>
          <table:table-cell office:value-type="string">
            <text:p>Mira Loma Matadors</text:p>
          </table:table-cell>
          <table:table-cell office:value-type="string">
            <text:p>The Ohms</text:p>
          </table:table-cell>
          <table:table-cell office:value-type="string">
            <text:p>Team 254</text:p>
          </table:table-cell>
          <table:table-cell office:value-type="string">
            <text:p>VADARS</text:p>
          </table:table-cell>
          <table:table-cell office:value-type="string">
            <text:p>Source Code;</text:p>
          </table:table-cell>
          <table:table-cell office:value-type="string">
            <text:p>Tachyons</text:p>
          </table:table-cell>
          <table:table-cell office:value-type="string">
            <text:p>Leo Team</text:p>
          </table:table-cell>
          <table:table-cell office:value-type="string">
            <text:p>Floating Screwdriver Monks</text:p>
          </table:table-cell>
          <table:table-cell office:value-type="string">
            <text:p>Westwood Robotics</text:p>
          </table:table-cell>
          <table:table-cell office:value-type="string">
            <text:p>ZiRconiuM</text:p>
          </table:table-cell>
          <table:table-cell office:value-type="string">
            <text:p>Elia Boys</text:p>
          </table:table-cell>
          <table:table-cell office:value-type="string">
            <text:p>Team Beta</text:p>
          </table:table-cell>
          <table:table-cell office:value-type="string">
            <text:p>Herder-Berlin</text:p>
          </table:table-cell>
          <table:table-cell office:value-type="string">
            <text:p>The performer'majo</text:p>
          </table:table-cell>
          <table:table-cell office:value-type="string">
            <text:p>Omicron</text:p>
          </table:table-cell>
          <table:table-cell office:value-type="string">
            <text:p>Try; Catch;Throw</text:p>
          </table:table-cell>
          <table:table-cell office:value-type="string">
            <text:p>SpaceDrivers</text:p>
          </table:table-cell>
          <table:table-cell office:value-type="string">
            <text:p>Rock'n'Robots</text:p>
          </table:table-cell>
          <table:table-cell office:value-type="string">
            <text:p>Awesome V2</text:p>
          </table:table-cell>
        </table:table-row>
        <table:table-row table:style-name="ro1">
          <table:table-cell table:number-columns-repeated="2"/>
          <table:table-cell office:value-type="float" office:value="18.66">
            <text:p>18,66</text:p>
          </table:table-cell>
          <table:table-cell table:number-columns-repeated="52"/>
        </table:table-row>
        <table:table-row table:style-name="ro1">
          <table:table-cell table:number-columns-repeated="2"/>
          <table:table-cell table:style-name="ce3" office:value-type="float" office:value="14.93999">
            <text:p>14,93999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float" office:value="24.05">
            <text:p>24,05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float" office:value="28.88">
            <text:p>28,88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float" office:value="13.93999">
            <text:p>13,94</text:p>
          </table:table-cell>
          <table:table-cell table:number-columns-repeated="52"/>
        </table:table-row>
        <table:table-row table:style-name="ro1" table:number-rows-repeated="1048566">
          <table:table-cell table:number-columns-repeated="55"/>
        </table:table-row>
        <table:table-row table:style-name="ro1">
          <table:table-cell table:number-columns-repeated="55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4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7">07/11/2014</text:date>, <text:time>20.20.5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7T19:56:24.84</meta:creation-date>
    <dc:date>2014-11-07T20:20:56.71</dc:date>
    <meta:editing-duration>PT5M37S</meta:editing-duration>
    <meta:editing-cycles>1</meta:editing-cycles>
    <meta:document-statistic meta:table-count="3" meta:cell-count="59" meta:object-count="0"/>
    <meta:generator>OpenOffice/4.1.1$Win32 OpenOffice.org_project/411m6$Build-9775</meta:generator>
  </office:meta>
</office:document-meta>
</file>